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usiSync" svg:font-family="MusiSync"/>
    <style:font-face style:name="MusiSync1" svg:font-family="MusiSyn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usiSync1" fo:font-size="28pt" style:font-size-asian="28pt" style:font-size-complex="28pt"/>
    </style:style>
    <style:style style:name="T1" style:family="text">
      <style:text-properties style:font-name="MusiSyn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œœœœœœœœœœœœœœœœœœœœœœœœœœœœœœœœœ</text:p>
      <text:p text:style-name="P1">c C ! L K @ # $ % ^ Æ Å k ) Á P ( <text:s text:c="2"/></text:p>
      <text:p text:style-name="P1">s e q j ; h d : w R é ê Ú µ ~Z</text:p>
      <text:p text:style-name="P1"><text:s/>JH D S QW E</text:p>
      <text:p text:style-name="P1"><text:span text:style-name="T1"><text:s/>½</text:span> X bx B<text:tab/><text:tab/></text:p>
      <text:p text:style-name="P1">G ? <text:s text:c="2"/>\ <text:s/>± “ <text:s text:c="2"/>{ } <text:s/>¨ <text:s/>´ <text:s/>[ ] <text:s/>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usiSync" svg:font-family="MusiSync"/>
    <style:font-face style:name="MusiSync1" svg:font-family="MusiSyn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erret</meta:initial-creator>
    <meta:creation-date>2014-01-04T20:10:09</meta:creation-date>
    <dc:date>2014-01-14T12:28:22</dc:date>
    <dc:creator>Philippe Perret</dc:creator>
    <meta:editing-duration>PT16M6S</meta:editing-duration>
    <meta:editing-cycles>16</meta:editing-cycles>
    <meta:generator>OpenOffice/4.0.1$Unix OpenOffice.org_project/401m5$Build-9714</meta:generator>
    <meta:document-statistic meta:table-count="0" meta:image-count="0" meta:object-count="0" meta:page-count="1" meta:paragraph-count="6" meta:word-count="54" meta:character-count="154"/>
  </office:meta>
</office:document-meta>
</file>